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9a66"/>
    </style:style>
    <style:style style:name="P2" style:family="paragraph" style:parent-style-name="Text_20_body">
      <style:text-properties officeooo:paragraph-rsid="000a9a66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After running </text:span><text:span text:style-name="Strong_20_Emphasis"><text:span text:style-name="Source_20_Text">ls -la</text:span></text:span><text:span text:style-name="Strong_20_Emphasis"> in any directory you will see two directories named "." and "..". What are these directories and why are they in every directory?</text:span></text:p>
      <text:p text:style-name="Standard"><text:span text:style-name="Strong_20_Emphasis"/></text:p>
      <text:p text:style-name="Standard"><text:span text:style-name="Strong_20_Emphasis"><text:span text:style-name="T1">. represents the directory you are in</text:span></text:span></text:p>
      <text:p text:style-name="Standard"><text:span text:style-name="Strong_20_Emphasis"><text:span text:style-name="T1">.. represents the parent directory</text:span></text:span></text:p>
      <text:p text:style-name="Standard"><text:span text:style-name="Strong_20_Emphasis"/></text:p>
      <text:p text:style-name="Text_20_body"><text:span text:style-name="Strong_20_Emphasis">What command would you type to find the owner of a file named "secrets.dat"? </text:span></text:p>
      <text:p text:style-name="P2"><text:span text:style-name="Strong_20_Emphasis"><text:span text:style-name="T1">ls -l</text:span></text:span></text:p>
      <text:p text:style-name="P2"><text:span text:style-name="Strong_20_Emphasis"/></text:p>
      <text:p text:style-name="P2"><text:span text:style-name="Strong_20_Emphasis">What command would you type to change the owner of a file named "secrets.dat" to your</text:span></text:p>
      <text:p text:style-name="P2"><text:span text:style-name="Strong_20_Emphasis"><text:s/>username?</text:span> </text:p>
      <text:p text:style-name="P2">Chown leerob secrets.dat</text:p>
      <text:p text:style-name="P2"/>
      <text:p text:style-name="Text_20_body"><text:span text:style-name="Strong_20_Emphasis">What would be the effect of running the command "</text:span><text:span text:style-name="Strong_20_Emphasis"><text:span text:style-name="Source_20_Text">chmod -R 777 .</text:span></text:span><text:span text:style-name="Strong_20_Emphasis">"? Why would you want to be very careful when running this particular command?</text:span></text:p>
      <text:p text:style-name="Text_20_body"><text:span text:style-name="Strong_20_Emphasis"/></text:p>
      <text:p text:style-name="P1"><text:span text:style-name="Strong_20_Emphasis"><text:span text:style-name="T1">The -R flag is recursive which requires caution if running on a directory. The “777” permission means all permissions. RWX for all users and group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AR PL UMing HK1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e Robinson</meta:initial-creator>
    <meta:creation-date>2015-04-22T10:04:39</meta:creation-date>
    <dc:date>2015-04-22T10:22:25</dc:date>
    <dc:creator>Lee Robinson</dc:creator>
    <meta:editing-duration>PT2M35S</meta:editing-duration>
    <meta:editing-cycles>1</meta:editing-cycles>
    <meta:generator>LibreOffice/4.0.4.2$Linux_X86_64 LibreOffice_project/400m0$Build-2</meta:generator>
    <meta:document-statistic meta:table-count="0" meta:image-count="0" meta:object-count="0" meta:page-count="1" meta:paragraph-count="10" meta:word-count="126" meta:character-count="712" meta:non-whitespace-character-count="593"/>
  </office:meta>
</office:document-meta>
</file>